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cb0cf" officeooo:paragraph-rsid="001cb0cf"/>
    </style:style>
    <style:style style:name="P2" style:family="paragraph" style:parent-style-name="Text_20_body">
      <style:text-properties officeooo:rsid="001d51af" officeooo:paragraph-rsid="001d51af"/>
    </style:style>
    <style:style style:name="P3" style:family="paragraph" style:parent-style-name="Text_20_body">
      <style:text-properties officeooo:rsid="00203064" officeooo:paragraph-rsid="00203064"/>
    </style:style>
    <style:style style:name="P4" style:family="paragraph" style:parent-style-name="Text_20_body">
      <style:text-properties officeooo:rsid="0023ab1e" officeooo:paragraph-rsid="0023ab1e"/>
    </style:style>
    <style:style style:name="P5" style:family="paragraph" style:parent-style-name="Text_20_body">
      <style:text-properties officeooo:rsid="0028828a" officeooo:paragraph-rsid="002baa0f"/>
    </style:style>
    <style:style style:name="P6" style:family="paragraph" style:parent-style-name="Text_20_body">
      <style:text-properties officeooo:rsid="002baa0f" officeooo:paragraph-rsid="002baa0f"/>
    </style:style>
    <style:style style:name="P7" style:family="paragraph" style:parent-style-name="Text_20_body">
      <style:text-properties officeooo:rsid="002d9c44" officeooo:paragraph-rsid="002d9c44"/>
    </style:style>
    <style:style style:name="P8" style:family="paragraph" style:parent-style-name="Heading_20_1">
      <style:text-properties officeooo:rsid="001cb0cf" officeooo:paragraph-rsid="001cb0cf"/>
    </style:style>
    <style:style style:name="T1" style:family="text">
      <style:text-properties officeooo:rsid="001d51af"/>
    </style:style>
    <style:style style:name="T2" style:family="text">
      <style:text-properties officeooo:rsid="001ed09a"/>
    </style:style>
    <style:style style:name="T3" style:family="text">
      <style:text-properties officeooo:rsid="0021de4a"/>
    </style:style>
    <style:style style:name="T4" style:family="text">
      <style:text-properties fo:font-style="italic" officeooo:rsid="0021de4a" style:font-style-asian="italic" style:font-style-complex="italic"/>
    </style:style>
    <style:style style:name="T5" style:family="text">
      <style:text-properties fo:font-style="italic" officeooo:rsid="00256e13"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1de4a" style:font-style-asian="normal" style:font-style-complex="normal"/>
    </style:style>
    <style:style style:name="T8" style:family="text">
      <style:text-properties fo:font-style="normal" officeooo:rsid="00256e13" style:font-style-asian="normal" style:font-style-complex="normal"/>
    </style:style>
    <style:style style:name="T9" style:family="text">
      <style:text-properties fo:font-style="normal" officeooo:rsid="0026aa4e" style:font-style-asian="normal" style:font-style-complex="normal"/>
    </style:style>
    <style:style style:name="T10" style:family="text">
      <style:text-properties fo:font-style="normal" officeooo:rsid="0028828a" style:font-style-asian="normal" style:font-style-complex="normal"/>
    </style:style>
    <style:style style:name="T11" style:family="text">
      <style:text-properties fo:font-style="normal" officeooo:rsid="002a5e93" style:font-style-asian="normal" style:font-style-complex="normal"/>
    </style:style>
    <style:style style:name="T12" style:family="text">
      <style:text-properties fo:font-style="normal" officeooo:rsid="002baa0f"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Cambio de framework de CBR</text:h>
      <text:p text:style-name="P1">Uno de los comentarios realizados el año pasado, en la versión previa de este proyecto, fue que existen otros frameworks para casos basados en razonamiento más modernos. Ante este comentario, en las primeras fases del proyecto se decidió estudiar esta posibilidad de cambio. Para ello, lo primero que se realizó fue <text:span text:style-name="T1">estudiar diferentes frameworks de uso gratuito.</text:span></text:p>
      <text:p text:style-name="P2">Los frameworks estudiados fueron myCBR, jColibri, CASPIAN, CAT-CBR y CBR Tools. La principal diferencia entre estos frameworks es el año de la última versión de lanzamiento. <text:span text:style-name="T2">jColibri fue el primer framework que se consultó, ya que es el utilizado en la versión anterior del TFG. La última versión que posee es la v2.1, que fue publicada en Septiembre de 2008. El siguiente framework que se consultó fue CASPIAN, siendo la última versión de dicho framework de 1995. Después se consultó CBR Tools. Este framework tiene diferentes versiones, siendo la última la v2.4, publicada en Febrero del 2004. Luego se consultó CAT-CBR. De este framework se pudo saber que su última versión data del año 2002. Finalmente, se consultó myCBR. Este framework es el más moderno de todos los consultado, además con bastante diferencia, ya que su última versión esta fechada en Mayo de 2015.</text:span></text:p>
      <text:p text:style-name="P3">Con esta información, <text:span text:style-name="T3">automáticamente se descartaron los frameworks que son más antiguos que el empleado en la versión anterior del proyecto. Esta decisión, nos dejo solamente una opción a investigar, que es el framework </text:span><text:span text:style-name="T4">myCBR</text:span><text:span text:style-name="T7">.</text:span></text:p>
      <text:p text:style-name="P4"><text:span text:style-name="T7">A</text:span><text:span text:style-name="T6">ntes de empezar a estudiar el funcionamiento de dicho framework, se dedicó el tiempo necesario para la comprensión del funcionamiento del framework jColibri. Este proceso lo consideramos importante, ya que es un paso muy importante para poder hacer una valoración final del posible cambio.</text:span></text:p>
      <text:p text:style-name="P4"><text:span text:style-name="T6">Después de haber entendido tanto el funcionamiento de jColibri, como la forma de implementación en la versión anterior del proyecto, se comenzó con </text:span><text:span text:style-name="T8">la lectura y comprensión de la documentación de </text:span><text:span text:style-name="T5">myCBR</text:span><text:span text:style-name="T8">. Durante este proceso, se pudo encontrar diferencias tanto de implementación como de funcionamiento con jColibri. La principal diferencia que se encontró fue que jColibri almacena el caso base en una base de datos, siendo la más usual MySQL; mientras que myCBR utiliza un fichero en extensión XML para almacenarlo. Otra de las diferencias, es que la gestión del caso base en jColibri se puede realizar con los diferentes conectores y aplicaciones para base de datos que existen, mientras que en myCBR hay que utilizar </text:span><text:span text:style-name="T9">su propia aplicación. Otra de las diferencias, y la que me parece más considerable, es que jColibri incluye un sistema que te permite la valoración de los diferentes resultados obtenidos, permitiendo que el sistema vaya mejorando con el tiempo, con múltiples usos realizados por los usuarios. En cambio myCBR no permite esto, haciendo que </text:span><text:span text:style-name="T10">el buen funcionamiento de nuestro sistema dependa al 100% de como hemos organizado los datos.</text:span></text:p>
      <text:p text:style-name="P5"><text:span text:style-name="T6">Con todo esto, se realizó una valoración de si realizar o no el cambio </text:span><text:span text:style-name="T11">de framework dentro de este proyecto. Finalmente se decidió no realizar el cambio, ya que hacerlo supondría reescribir totalmente una gran porcentaje del código de la aplicación, obteniendo así una aplicación totalmente nueva. A parte de esto, dicho cambio no garantiza un mejor funcionamiento de la aplicación, ya que al no poseer un sistema de evaluación de respuestas, </text:span><text:span text:style-name="T12">el sistema no puede evolucionar y poder tener así un sistema cada vez más refinado y que de unas respuestas más acertadas.</text:span></text:p>
      <text:p text:style-name="P5"><text:soft-page-break/><text:span text:style-name="T12"/></text:p>
      <text:h text:style-name="Heading_20_1" text:outline-level="1">Bibliografía</text:h>
      <text:p text:style-name="P2"><text:a xlink:type="simple" xlink:href="http://www.mycbr-project.net/" text:style-name="Internet_20_link" text:visited-style-name="Visited_20_Internet_20_Link">http://www.mycbr-project.net/</text:a> - myCBR</text:p>
      <text:p text:style-name="P2"><text:a xlink:type="simple" xlink:href="http://gaia.fdi.ucm.es/research/colibri/jcolibri" text:style-name="Internet_20_link" text:visited-style-name="Visited_20_Internet_20_Link">http://gaia.fdi.ucm.es/research/colibri/jcolibri</text:a> – jColibri</text:p>
      <text:p text:style-name="P6"><text:a xlink:type="simple" xlink:href="http://www.aiai.ed.ac.uk/project/cbr/cbrtools.html" text:style-name="Internet_20_link" text:visited-style-name="Visited_20_Internet_20_Link">http://www.aiai.ed.ac.uk/project/cbr/cbrtools.html</text:a> – CBR Tools</text:p>
      <text:p text:style-name="P6"><text:a xlink:type="simple" xlink:href="http://www.aber.ac.uk/~dcswww/Research/mbsg/cbrprojects/Caspianv1pt3.pdf" text:style-name="Internet_20_link" text:visited-style-name="Visited_20_Internet_20_Link">http://www.aber.ac.uk/~dcswww/Research/mbsg/cbrprojects/Caspianv1pt3.pdf</text:a> – CASPIAN</text:p>
      <text:p text:style-name="P7"><text:a xlink:type="simple" xlink:href="http://www.iiia.csic.es/Projects/cbr/cat-cbr/" text:style-name="Internet_20_link" text:visited-style-name="Visited_20_Internet_20_Link">http://www.iiia.csic.es/Projects/cbr/cat-cbr/</text:a> - CAT-CBR</text:p>
      <text:p text:style-name="P7"><text:a xlink:type="simple" xlink:href="https://www.researchgate.net/publication/265673881_A_COMPARATIVE_ANALYSIS_OF_CASE_BASED_REASONING_SOFTWARE_FRAMEWORKS_jCOLIBRI_AND_myCBR?enrichId=rgreq-1bb721a6bcb6cf7faba9954473c797cc-XXX&amp;enrichSource=Y292ZXJQYWdlOzI2NTY3Mzg4MTtBUzoyMTcxMDE0NTg1MTM5MjBAMTQyODc3MjQyOTY4MQ%3D%3D&amp;el=1_x_2&amp;_esc=publicationCoverPdf" text:style-name="Internet_20_link" text:visited-style-name="Visited_20_Internet_20_Link">https://www.researchgate.net/publication/265673881_A_COMPARATIVE_ANALYSIS_OF_CASE_BASED_REASONING_SOFTWARE_FRAMEWORKS_jCOLIBRI_AND_myCBR?enrichId=rgreq-1bb721a6bcb6cf7faba9954473c797cc-XXX&amp;enrichSource=Y292ZXJQYWdlOzI2NTY3Mzg4MTtBUzoyMTcxMDE0NTg1MTM5MjBAMTQyODc3MjQyOTY4MQ%3D%3D&amp;el=1_x_2&amp;_esc=publicationCoverPdf</text:a> – Artículo comparación frameworks de CB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7:08:34.335329709</meta:creation-date>
    <dc:date>2018-04-30T19:05:54.751396174</dc:date>
    <meta:editing-duration>PT3M29S</meta:editing-duration>
    <meta:editing-cycles>1</meta:editing-cycles>
    <meta:document-statistic meta:table-count="0" meta:image-count="0" meta:object-count="0" meta:page-count="2" meta:paragraph-count="14" meta:word-count="584" meta:character-count="4155" meta:non-whitespace-character-count="3581"/>
    <meta:generator>LibreOffice/5.1.6.2$Linux_X86_64 LibreOffice_project/10m0$Build-2</meta:generator>
  </office:meta>
</office:document-meta>
</file>